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4b56" officeooo:paragraph-rsid="000b4b56"/>
    </style:style>
    <style:style style:name="P2" style:family="paragraph" style:parent-style-name="Standard">
      <style:text-properties officeooo:paragraph-rsid="000b4b56"/>
    </style:style>
    <style:style style:name="P3" style:family="paragraph" style:parent-style-name="Standard">
      <style:text-properties officeooo:rsid="000c06e3" officeooo:paragraph-rsid="000c06e3"/>
    </style:style>
    <style:style style:name="P4" style:family="paragraph" style:parent-style-name="Standard">
      <style:text-properties officeooo:rsid="000c84ac" officeooo:paragraph-rsid="000c84ac"/>
    </style:style>
    <style:style style:name="P5" style:family="paragraph" style:parent-style-name="Standard">
      <style:text-properties officeooo:paragraph-rsid="000c06e3"/>
    </style:style>
    <style:style style:name="P6" style:family="paragraph" style:parent-style-name="Standard">
      <style:text-properties officeooo:rsid="000fb9c0" officeooo:paragraph-rsid="000fb9c0"/>
    </style:style>
    <style:style style:name="P7" style:family="paragraph" style:parent-style-name="Standard">
      <style:text-properties officeooo:rsid="0010918f" officeooo:paragraph-rsid="0010918f"/>
    </style:style>
    <style:style style:name="P8" style:family="paragraph" style:parent-style-name="Standard">
      <style:text-properties officeooo:rsid="0010f02e" officeooo:paragraph-rsid="0010f02e"/>
    </style:style>
    <style:style style:name="P9" style:family="paragraph" style:parent-style-name="Standard">
      <style:text-properties officeooo:rsid="0010918f" officeooo:paragraph-rsid="0010918f"/>
    </style:style>
    <style:style style:name="P10" style:family="paragraph" style:parent-style-name="Standard">
      <style:text-properties officeooo:rsid="0010f02e" officeooo:paragraph-rsid="0010f02e"/>
    </style:style>
    <style:style style:name="P11" style:family="paragraph" style:parent-style-name="Standard">
      <style:text-properties officeooo:rsid="00135f56" officeooo:paragraph-rsid="00135f56"/>
    </style:style>
    <style:style style:name="P12" style:family="paragraph" style:parent-style-name="Standard">
      <style:text-properties officeooo:rsid="00151751" officeooo:paragraph-rsid="00151751"/>
    </style:style>
    <style:style style:name="P13" style:family="paragraph" style:parent-style-name="Standard">
      <style:text-properties officeooo:paragraph-rsid="00151751"/>
    </style:style>
    <style:style style:name="P14" style:family="paragraph" style:parent-style-name="Standard">
      <style:text-properties officeooo:rsid="00160c39" officeooo:paragraph-rsid="00160c39"/>
    </style:style>
    <style:style style:name="P15" style:family="paragraph" style:parent-style-name="Standard">
      <style:text-properties officeooo:rsid="00169cd7" officeooo:paragraph-rsid="00169cd7"/>
    </style:style>
    <style:style style:name="P16" style:family="paragraph" style:parent-style-name="Standard">
      <style:text-properties fo:font-weight="bold" officeooo:rsid="00178c09" officeooo:paragraph-rsid="00178c09" style:font-weight-asian="bold" style:font-weight-complex="bold"/>
    </style:style>
    <style:style style:name="T1" style:family="text">
      <style:text-properties officeooo:rsid="000b4b56"/>
    </style:style>
    <style:style style:name="T2" style:family="text">
      <style:text-properties officeooo:rsid="000c06e3"/>
    </style:style>
    <style:style style:name="T3" style:family="text">
      <style:text-properties officeooo:rsid="000c84ac"/>
    </style:style>
    <style:style style:name="T4" style:family="text">
      <style:text-properties officeooo:rsid="000d2969"/>
    </style:style>
    <style:style style:name="T5" style:family="text">
      <style:text-properties officeooo:rsid="0010918f"/>
    </style:style>
    <style:style style:name="T6" style:family="text">
      <style:text-properties officeooo:rsid="00151751"/>
    </style:style>
    <style:style style:name="T7" style:family="text">
      <style:text-properties officeooo:rsid="00169c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g6.ej2.</text:p>
      <text:p text:style-name="P2"><text:span text:style-name="T1">1. provider,</text:span><text:span text:style-name="T2">supplier</text:span></text:p>
      <text:p text:style-name="P2"><text:span text:style-name="T1">2.</text:span><text:span text:style-name="T2">manufacturers</text:span></text:p>
      <text:p text:style-name="P3">3. <text:span text:style-name="T3">production facilities</text:span></text:p>
      <text:p text:style-name="P3">4.products</text:p>
      <text:p text:style-name="P5"><text:span text:style-name="T2">5.</text:span><text:span text:style-name="T4">cloud</text:span></text:p>
      <text:p text:style-name="P3">6.clients</text:p>
      <text:p text:style-name="P3">7.<text:span text:style-name="T3">launch</text:span></text:p>
      <text:p text:style-name="P4"/>
      <text:p text:style-name="P4">ej3.</text:p>
      <text:p text:style-name="P4">1.</text:p>
      <text:p text:style-name="P4">2.IBGroup,Digitial word</text:p>
      <text:p text:style-name="P4">3.Futachiba</text:p>
      <text:p text:style-name="P4">4.Digital worls</text:p>
      <text:p text:style-name="P4">5.IBgroup</text:p>
      <text:p text:style-name="P1"/>
      <text:p text:style-name="P1">pag7.Ej6.</text:p>
      <text:p text:style-name="P6">Does your company do?</text:p>
      <text:p text:style-name="P1"/>
      <text:p text:style-name="P6">Who are your costumers?</text:p>
      <text:p text:style-name="P1"/>
      <text:p text:style-name="P6">Does your company produce any hardware?</text:p>
      <text:p text:style-name="P1"/>
      <text:p text:style-name="P6">What are your fu<text:span text:style-name="T5">t</text:span>ure plans?</text:p>
      <text:p text:style-name="P1"/>
      <text:p text:style-name="P7">Do you want to come?</text:p>
      <text:p text:style-name="P7"/>
      <text:p text:style-name="P7">Pag8ej2</text:p>
      <text:p text:style-name="P7">dont drink near the computer</text:p>
      <text:p text:style-name="P7">dont to use the phone</text:p>
      <text:p text:style-name="P7">obligatory to switch off the monitor</text:p>
      <text:p text:style-name="P8">ej3.</text:p>
      <text:p text:style-name="P8">1.staff</text:p>
      <text:p text:style-name="P8">2.secure/security</text:p>
      <text:p text:style-name="P8">3.data</text:p>
      <text:p text:style-name="P8">4.passwords</text:p>
      <text:p text:style-name="P8">5.network</text:p>
      <text:p text:style-name="P8">6.alphanumeric</text:p>
      <text:p text:style-name="P8">7.characters</text:p>
      <text:p text:style-name="P8">8.colleagues</text:p>
      <text:p text:style-name="P8">pag11.1</text:p>
      <text:p text:style-name="P11">1.supplies</text:p>
      <text:p text:style-name="P11">2.service centres</text:p>
      <text:p text:style-name="P11">3.provide</text:p>
      <text:p text:style-name="P11">4.spreadsheet and databases</text:p>
      <text:p text:style-name="P11">5.launched</text:p>
      <text:p text:style-name="P11">6.client</text:p>
      <text:p text:style-name="P11">7.installing</text:p>
      <text:p text:style-name="P11">8.maintaining</text:p>
      <text:p text:style-name="P11">9.diagnoising</text:p>
      <text:p text:style-name="P11">10.from time to time</text:p>
      <text:p text:style-name="P12"/>
      <text:p text:style-name="P12"><text:soft-page-break/>pag10.ej3.</text:p>
      <text:p text:style-name="P12">1.upgrading new version of windows</text:p>
      <text:p text:style-name="P13"><text:span text:style-name="T6">2.won’t run because they are too old</text:span></text:p>
      <text:p text:style-name="P12">3.buy more memory</text:p>
      <text:p text:style-name="P13"><text:span text:style-name="T6">4.they already full</text:span></text:p>
      <text:p text:style-name="P12">5.replacing 4 computers</text:p>
      <text:p text:style-name="P12">6.ulrik’s suggestion</text:p>
      <text:p text:style-name="P12"/>
      <text:p text:style-name="P14">pag12.ej2.</text:p>
      <text:p text:style-name="P14">1.s</text:p>
      <text:p text:style-name="P14">2.s</text:p>
      <text:p text:style-name="P14">3.p</text:p>
      <text:p text:style-name="P14">4.</text:p>
      <text:p text:style-name="P14">5.</text:p>
      <text:p text:style-name="P14">6.</text:p>
      <text:p text:style-name="P14">7.</text:p>
      <text:p text:style-name="P14">8.</text:p>
      <text:p text:style-name="P14">9.</text:p>
      <text:p text:style-name="P14">10.</text:p>
      <text:p text:style-name="P14">11.</text:p>
      <text:p text:style-name="P14">12.</text:p>
      <text:p text:style-name="P14"/>
      <text:p text:style-name="P14">pag14.ej2 </text:p>
      <text:p text:style-name="P14">a l f g b k j c i e d h</text:p>
      <text:p text:style-name="P14">pag14.ej3</text:p>
      <text:p text:style-name="P14">1<text:span text:style-name="T7">b</text:span> 2<text:span text:style-name="T7">f</text:span> 3<text:span text:style-name="T7">a</text:span> 4<text:span text:style-name="T7">e</text:span> 5d 6<text:span text:style-name="T7">c</text:span> 7<text:span text:style-name="T7">d</text:span></text:p>
      <text:p text:style-name="P14"/>
      <text:p text:style-name="P15">presentacion(19 hablar):</text:p>
      <text:p text:style-name="P15">-pregunta incinal, indice, presnmtacion, resumen vocabulario utlizado, recordatorio/quiz</text:p>
      <text:p text:style-name="P15"/>
      <text:p text:style-name="P15">-</text:p>
      <text:p text:style-name="P15">-</text:p>
      <text:p text:style-name="P15">-</text:p>
      <text:p text:style-name="P15">-</text:p>
      <text:p text:style-name="P15"/>
      <text:p text:style-name="P15"/>
      <text:p text:style-name="P15"/>
      <text:p text:style-name="P16">lunes 22 nov examen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7T08:41:44.873509420</meta:creation-date>
    <dc:date>2021-10-04T10:07:12.138993223</dc:date>
    <meta:editing-duration>PT38M50S</meta:editing-duration>
    <meta:editing-cycles>5</meta:editing-cycles>
    <meta:generator>LibreOffice/7.0.3.1$Linux_X86_64 LibreOffice_project/00$Build-1</meta:generator>
    <meta:document-statistic meta:table-count="0" meta:image-count="0" meta:object-count="0" meta:page-count="2" meta:paragraph-count="75" meta:word-count="163" meta:character-count="1031" meta:non-whitespace-character-count="942"/>
  </office:meta>
</office:document-meta>
</file>